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155.22mm"/>
    </style:style>
    <style:style style:name="ro1" style:family="table-row">
      <style:table-row-properties style:row-height="8.9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158466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158466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e181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8a202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/>
    </style:style>
    <style:style style:name="ce2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ce181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7" style:family="table-cell" style:parent-style-name="Default">
      <style:text-properties fo:color="#158466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58466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158466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e181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1d41a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8a202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ce181e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ce181e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50" style:family="table-cell" style:parent-style-name="Default">
      <style:text-properties fo:color="#15846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58466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3" table:default-cell-style-name="ce37"/>
        <table:table-column table:style-name="co2" table:default-cell-style-name="ce37"/>
        <table:table-column table:style-name="co1" table:number-columns-repeated="2" table:default-cell-style-name="ce37"/>
        <table:table-column table:style-name="co1" table:number-columns-repeated="2" table:default-cell-style-name="ce41"/>
        <table:table-column table:style-name="co1" table:default-cell-style-name="ce43"/>
        <table:table-column table:style-name="co1" table:default-cell-style-name="ce45"/>
        <table:table-column table:style-name="co3" table:number-columns-repeated="2" table:default-cell-style-name="ce41"/>
        <table:table-column table:style-name="co4" table:number-columns-repeated="2" table:default-cell-style-name="ce37"/>
        <table:table-column table:style-name="co1" table:default-cell-style-name="ce37"/>
        <table:table-column table:style-name="co1" table:default-cell-style-name="ce48"/>
        <table:table-column table:style-name="co5" table:default-cell-style-name="ce49"/>
        <table:table-column table:style-name="co1" table:default-cell-style-name="ce49"/>
        <table:table-column table:style-name="co1" table:number-columns-repeated="17" table:default-cell-style-name="Default"/>
        <table:table-row table:style-name="ro1">
          <table:table-cell table:style-name="ce35" office:value-type="string" calcext:value-type="string">
            <text:p>Data</text:p>
          </table:table-cell>
          <table:table-cell table:style-name="ce38" office:value-type="string" calcext:value-type="string">
            <text:p>Dia Quarentena</text:p>
          </table:table-cell>
          <table:table-cell table:style-name="ce35" office:value-type="string" calcext:value-type="string">
            <text:p>Estado</text:p>
          </table:table-cell>
          <table:table-cell table:style-name="ce35" office:value-type="string" calcext:value-type="string">
            <text:p>Município</text:p>
          </table:table-cell>
          <table:table-cell table:style-name="ce35" office:value-type="string" calcext:value-type="string">
            <text:p>Casos</text:p>
          </table:table-cell>
          <table:table-cell table:style-name="ce35" office:value-type="string" calcext:value-type="string">
            <text:p>Casos Hoje</text:p>
          </table:table-cell>
          <table:table-cell table:style-name="ce40" office:value-type="string" calcext:value-type="string">
            <text:p>Mortes</text:p>
          </table:table-cell>
          <table:table-cell table:style-name="ce40" office:value-type="string" calcext:value-type="string">
            <text:p>Mortes Hoje</text:p>
          </table:table-cell>
          <table:table-cell table:style-name="ce42" office:value-type="string" calcext:value-type="string">
            <text:p>Recuperados</text:p>
          </table:table-cell>
          <table:table-cell table:style-name="ce44" office:value-type="string" calcext:value-type="string">
            <text:p>Ativos</text:p>
          </table:table-cell>
          <table:table-cell table:style-name="ce40" office:value-type="string" calcext:value-type="string">
            <text:p>Internado</text:p>
          </table:table-cell>
          <table:table-cell table:style-name="ce46" office:value-type="string" calcext:value-type="string">
            <text:p>Isolamento domiciliar</text:p>
          </table:table-cell>
          <table:table-cell table:style-name="ce35" office:value-type="string" calcext:value-type="string">
            <text:p>Suspeitos</text:p>
          </table:table-cell>
          <table:table-cell table:style-name="ce35" office:value-type="string" calcext:value-type="string">
            <text:p>Descartados</text:p>
          </table:table-cell>
          <table:table-cell table:style-name="ce35" office:value-type="string" calcext:value-type="string">
            <text:p>Por milhão</text:p>
          </table:table-cell>
          <table:table-cell table:style-name="ce47" office:value-type="string" calcext:value-type="string">
            <text:p>Letalidade</text:p>
          </table:table-cell>
          <table:table-cell table:style-name="ce35" office:value-type="string" calcext:value-type="string">
            <text:p>Fonte 1</text:p>
          </table:table-cell>
          <table:table-cell table:style-name="ce35" office:value-type="string" calcext:value-type="string">
            <text:p>Fonte 2</text:p>
          </table:table-cell>
          <table:table-cell table:style-name="ce35" table:number-columns-repeated="4"/>
          <table:table-cell table:style-name="ce51" table:number-columns-repeated="13"/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2]-([.G2]+[.I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3]-([.G3]+[.I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4]-([.G4]+[.I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table:style-name="ce39" office:value-type="float" office:value="4" calcext:value-type="float">
            <text:p>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5]-([.G5]+[.I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table:style-name="ce39" office:value-type="float" office:value="5" calcext:value-type="float">
            <text:p>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6]-([.G6]+[.I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table:style-name="ce39" office:value-type="float" office:value="6" calcext:value-type="float">
            <text:p>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7]-([.G7]+[.I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table:style-name="ce39" office:value-type="float" office:value="7" calcext:value-type="float">
            <text:p>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8]-([.G8]+[.I8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8]/[.E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table:style-name="ce39" office:value-type="float" office:value="8" calcext:value-type="float">
            <text:p>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9]-([.G9]+[.I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G9]/[.E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table:style-name="ce39" office:value-type="float" office:value="9" calcext:value-type="float">
            <text:p>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0]-([.G10]+[.I10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G10]/[.E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1]-([.G11]+[.I11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G11]/[.E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table:style-name="ce39" office:value-type="float" office:value="11" calcext:value-type="float">
            <text:p>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2]-([.G12]+[.I12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G12]/[.E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table:style-name="ce39" office:value-type="float" office:value="12" calcext:value-type="float">
            <text:p>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3]-([.G13]+[.I1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G13]/[.E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table:style-name="ce39" office:value-type="float" office:value="13" calcext:value-type="float">
            <text:p>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4]-([.G14]+[.I14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G14]/[.E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table:style-name="ce39" office:value-type="float" office:value="14" calcext:value-type="float">
            <text:p>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5]-([.G15]+[.I15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5]/[.E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table:style-name="ce39" office:value-type="float" office:value="15" calcext:value-type="float">
            <text:p>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6]-([.G16]+[.I16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6]/[.E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table:style-name="ce39" office:value-type="float" office:value="16" calcext:value-type="float">
            <text:p>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7]-([.G17]+[.I17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G17]/[.E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table:style-name="ce39" office:value-type="float" office:value="17" calcext:value-type="float">
            <text:p>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8]-([.G18]+[.I18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G18]/[.E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table:style-name="ce39" office:value-type="float" office:value="18" calcext:value-type="float">
            <text:p>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9]-([.G19]+[.I19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G19]/[.E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table:style-name="ce39" office:value-type="float" office:value="19" calcext:value-type="float">
            <text:p>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0]-([.G20]+[.I20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G20]/[.E2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table:style-name="ce39" office:value-type="float" office:value="20" calcext:value-type="float">
            <text:p>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1]-([.G21]+[.I21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G21]/[.E2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table:style-name="ce39" office:value-type="float" office:value="21" calcext:value-type="float">
            <text:p>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E22]-[.E21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2]-([.G22]+[.I22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G22]/[.E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table:style-name="ce39" office:value-type="float" office:value="22" calcext:value-type="float">
            <text:p>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3]-[.E2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3]-([.G23]+[.I23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G23]/[.E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table:style-name="ce39" office:value-type="float" office:value="23" calcext:value-type="float">
            <text:p>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4]-[.E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4]-([.G24]+[.I24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G24]/[.E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E25]-[.E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5]-([.G25]+[.I25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G25]/[.E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E26]-[.E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6]-([.G26]+[.I26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6]/[.E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7]-[.E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7]-([.G27]+[.I27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7]/[.E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8]-[.E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8]-([.G28]+[.I28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8]/[.E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9]-[.E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9]-([.G29]+[.I29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9]/[.E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table:style-name="ce39" office:value-type="float" office:value="29" calcext:value-type="float">
            <text:p>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30]-[.E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30]-([.G30]+[.I30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0]/[.E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table:style-name="ce39" office:value-type="float" office:value="30" calcext:value-type="float">
            <text:p>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1]-([.G31]+[.I31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1]/[.E31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2]-([.G32]+[.I32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2]/[.E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table:style-name="ce39" office:value-type="float" office:value="32" calcext:value-type="float">
            <text:p>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3]-([.G33]+[.I3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3]/[.E33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table:style-name="ce39" office:value-type="float" office:value="33" calcext:value-type="float">
            <text:p>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4]-([.G34]+[.I34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4]/[.E34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table:style-name="ce39" office:value-type="float" office:value="34" calcext:value-type="float">
            <text:p>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5]-([.G35]+[.I35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5]/[.E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table:style-name="ce39" office:value-type="float" office:value="35" calcext:value-type="float">
            <text:p>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E36]-[.E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6]-([.G36]+[.I36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6]/[.E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table:style-name="ce39" office:value-type="float" office:value="36" calcext:value-type="float">
            <text:p>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7]-([.G37]+[.I37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7]/[.E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table:style-name="ce39" office:value-type="float" office:value="37" calcext:value-type="float">
            <text:p>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E38]-([.G38]+[.I38]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8]/[.E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table:style-name="ce39" office:value-type="float" office:value="38" calcext:value-type="float">
            <text:p>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E39]-([.G39]+[.I39])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9]/[.E39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table:style-name="ce39" office:value-type="float" office:value="39" calcext:value-type="float">
            <text:p>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0]-([.G40]+[.I40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0]/[.E40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table:style-name="ce39" office:value-type="float" office:value="40" calcext:value-type="float">
            <text:p>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1]-([.G41]+[.I41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1]/[.E41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table:style-name="ce39" office:value-type="float" office:value="41" calcext:value-type="float">
            <text:p>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2]-([.G42]+[.I42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2]/[.E42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table:style-name="ce39" office:value-type="float" office:value="42" calcext:value-type="float">
            <text:p>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3]-([.G43]+[.I43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3]/[.E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table:style-name="ce39" office:value-type="float" office:value="43" calcext:value-type="float">
            <text:p>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E44]-([.G44]+[.I44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4]/[.E44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table:style-name="ce39" office:value-type="float" office:value="44" calcext:value-type="float">
            <text:p>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E45]-[.E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E45]-([.G45]+[.I45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G45]/[.E45]" office:value-type="percentage" office:value="0.0232558139534884" calcext:value-type="percentage">
            <text:p>2,33%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table:style-name="ce39" office:value-type="float" office:value="45" calcext:value-type="float">
            <text:p>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6]-[.E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E46]-([.G46]+[.I46]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G46]/[.E46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2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table:style-name="ce39" office:value-type="float" office:value="46" calcext:value-type="float">
            <text:p>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E47]-([.G47]+[.I47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G47]/[.E47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table:style-name="ce39" office:value-type="float" office:value="47" calcext:value-type="float">
            <text:p>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E48]-([.G48]+[.I48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8]/[.E48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E49]-[.E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E49]-([.G49]+[.I49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9]/[.E49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table:style-name="ce39" office:value-type="float" office:value="49" calcext:value-type="float">
            <text:p>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E50]-[.E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E50]-([.G50]+[.I50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0]/[.E50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table:style-name="ce39" office:value-type="float" office:value="50" calcext:value-type="float">
            <text:p>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E51]-[.E50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E51]-([.G51]+[.I51]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1]/[.E51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table:style-name="ce39" office:value-type="float" office:value="51" calcext:value-type="float">
            <text:p>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E52]-[.E5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E52]-([.G52]+[.I52])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G52]/[.E52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table:style-name="ce39" office:value-type="float" office:value="52" calcext:value-type="float">
            <text:p>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E53]-[.E5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3]-([.G53]+[.I53])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3]/[.E53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table:style-name="ce39" office:value-type="float" office:value="53" calcext:value-type="float">
            <text:p>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E54]-[.E5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4]-([.G54]+[.I54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4]/[.E54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table:style-name="ce39" office:value-type="float" office:value="54" calcext:value-type="float">
            <text:p>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" calcext:value-type="float">
            <text:p>64</text:p>
          </table:table-cell>
          <table:table-cell table:formula="of:=[.E55]-[.E5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5]-([.G55]+[.I55]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5]/[.E55]" office:value-type="percentage" office:value="0.046875" calcext:value-type="percentage">
            <text:p>4,69%</text:p>
          </table:table-cell>
          <table:table-cell office:value-type="string" calcext:value-type="string">
            <text:p><text:a xlink:href="https://pt-br.facebook.com/Prefeitura.SJP/photos/a.628503120549657/3066968410036437/?type=3&amp;theater" xlink:type="simple">https://pt-br.facebook.com/Prefeitura.SJP/photos/a.628503120549657/306696841003643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table:style-name="ce39" office:value-type="float" office:value="55" calcext:value-type="float">
            <text:p>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5" calcext:value-type="float">
            <text:p>65</text:p>
          </table:table-cell>
          <table:table-cell table:formula="of:=[.E56]-[.E5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([.E56]-([.G56]+[.I56])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6]/[.E56]" office:value-type="percentage" office:value="0.0461538461538462" calcext:value-type="percentage">
            <text:p>4,62%</text:p>
          </table:table-cell>
          <table:table-cell office:value-type="string" calcext:value-type="string">
            <text:p>https://pt-br.facebook.com/Prefeitura.SJP/photos/a.628503120549657/307007126639281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table:style-name="ce39" office:value-type="float" office:value="56" calcext:value-type="float">
            <text:p>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7]-[.E5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([.E57]-([.G57]+[.I57])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G57]/[.E57]" office:value-type="percentage" office:value="0.0428571428571429" calcext:value-type="percentage">
            <text:p>4,29%</text:p>
          </table:table-cell>
          <table:table-cell office:value-type="string" calcext:value-type="string">
            <text:p><text:a xlink:href="https://www.facebook.com/Prefeitura.SJP/photos/a.346639125402726/3073201359413142/?type=3&amp;theater" xlink:type="simple">https://www.facebook.com/Prefeitura.SJP/photos/a.346639125402726/3073201359413142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table:style-name="ce39" office:value-type="float" office:value="57" calcext:value-type="float">
            <text:p>5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58]-[.G57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E58]-([.G58]+[.I58])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8]/[.E58]" office:value-type="percentage" office:value="0.0571428571428571" calcext:value-type="percentage">
            <text:p>5,71%</text:p>
          </table:table-cell>
          <table:table-cell office:value-type="string" calcext:value-type="string">
            <text:p>https://www.facebook.com/Prefeitura.SJP/photos/a.346639125402726/307593386580655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table:style-name="ce39" office:value-type="float" office:value="58" calcext:value-type="float">
            <text:p>5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59]-[.E5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59]-([.G59]+[.I59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9]/[.E59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78415528891725/?type=3&amp;theater" xlink:type="simple">https://pt-br.facebook.com/Prefeitura.SJP/photos/a.628503120549657/3078415528891725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table:style-name="ce39" office:value-type="float" office:value="59" calcext:value-type="float">
            <text:p>5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60]-[.E5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60]-([.G60]+[.I60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0]/[.E60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80827415317203/?type=3&amp;theater" xlink:type="simple">https://pt-br.facebook.com/Prefeitura.SJP/photos/a.628503120549657/308082741531720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6" calcext:value-type="float">
            <text:p>96</text:p>
          </table:table-cell>
          <table:table-cell table:formula="of:=[.E61]-[.E60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E61]-([.G61]+[.I61])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1]/[.E61]" office:value-type="percentage" office:value="0.0416666666666667" calcext:value-type="percentage">
            <text:p>4,17%</text:p>
          </table:table-cell>
          <table:table-cell office:value-type="string" calcext:value-type="string">
            <text:p>https://pt-br.facebook.com/Prefeitura.SJP/photos/a.346639125402726/308299615176699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table:style-name="ce39" office:value-type="float" office:value="61" calcext:value-type="float">
            <text:p>6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" calcext:value-type="float">
            <text:p>104</text:p>
          </table:table-cell>
          <table:table-cell table:formula="of:=[.E62]-[.E6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2]-([.G62]+[.I62])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4" calcext:value-type="float">
            <text:p>3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2]/[.E62]" office:value-type="percentage" office:value="0.0384615384615385" calcext:value-type="percentage">
            <text:p>3,85%</text:p>
          </table:table-cell>
          <table:table-cell office:value-type="string" calcext:value-type="string">
            <text:p><text:a xlink:href="https://www.facebook.com/Prefeitura.SJP/photos/a.346639125402726/3085441008189177/?type=3&amp;theater" xlink:type="simple">https://www.facebook.com/Prefeitura.SJP/photos/a.346639125402726/308544100818917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table:style-name="ce39" office:value-type="float" office:value="62" calcext:value-type="float">
            <text:p>6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" calcext:value-type="float">
            <text:p>108</text:p>
          </table:table-cell>
          <table:table-cell table:formula="of:=[.E63]-[.E6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3]-([.G63]+[.I63])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3]/[.E63]" office:value-type="percentage" office:value="0.037037037037037" calcext:value-type="percentage">
            <text:p>3,70%</text:p>
          </table:table-cell>
          <table:table-cell office:value-type="string" calcext:value-type="string">
            <text:p>https://www.facebook.com/Prefeitura.SJP/photos/a.628503120549657/30878158146183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table:style-name="ce39" office:value-type="float" office:value="63" calcext:value-type="float">
            <text:p>6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9" calcext:value-type="float">
            <text:p>109</text:p>
          </table:table-cell>
          <table:table-cell table:formula="of:=[.E64]-[.E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([.E64]-([.G64]+[.I64]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4]/[.E64]" office:value-type="percentage" office:value="0.036697247706422" calcext:value-type="percentage">
            <text:p>3,67%</text:p>
          </table:table-cell>
          <table:table-cell office:value-type="string" calcext:value-type="string">
            <text:p>https://www.facebook.com/Prefeitura.SJP/photos/a.628503120549657/3090151094384835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table:style-name="ce39" office:value-type="float" office:value="64" calcext:value-type="float">
            <text:p>6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" calcext:value-type="float">
            <text:p>111</text:p>
          </table:table-cell>
          <table:table-cell table:formula="of:=[.E65]-[.E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([.E65]-([.G65]+[.I65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5]/[.E65]" office:value-type="percentage" office:value="0.036036036036036" calcext:value-type="percentage">
            <text:p>3,60%</text:p>
          </table:table-cell>
          <table:table-cell office:value-type="string" calcext:value-type="string">
            <text:p>https://www.facebook.com/Prefeitura.SJP/photos/a.346639125402726/309273422079318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table:style-name="ce39" office:value-type="float" office:value="65" calcext:value-type="float">
            <text:p>6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6" calcext:value-type="float">
            <text:p>116</text:p>
          </table:table-cell>
          <table:table-cell table:formula="of:=[.E66]-[.E6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([.E66]-([.G66]+[.I66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9" calcext:value-type="float">
            <text:p>5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6]/[.E66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09463523393642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table:style-name="ce39" office:value-type="float" office:value="66" calcext:value-type="float">
            <text:p>6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" calcext:value-type="float">
            <text:p>121</text:p>
          </table:table-cell>
          <table:table-cell table:formula="of:=[.E67]-[.E66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([.E67]-([.G67]+[.I67])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G67]/[.E67]" office:value-type="percentage" office:value="0.0330578512396694" calcext:value-type="percentage">
            <text:p>3,31%</text:p>
          </table:table-cell>
          <table:table-cell office:value-type="string" calcext:value-type="string">
            <text:p>https://www.facebook.com/Prefeitura.SJP/photos/a.346639125402726/309730427700285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table:style-name="ce39" office:value-type="float" office:value="67" calcext:value-type="float">
            <text:p>6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8" calcext:value-type="float">
            <text:p>128</text:p>
          </table:table-cell>
          <table:table-cell table:formula="of:=[.E68]-[.E6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E68]-([.G68]+[.I68])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G68]/[.E68]" office:value-type="percentage" office:value="0.03125" calcext:value-type="percentage">
            <text:p>3,13%</text:p>
          </table:table-cell>
          <table:table-cell office:value-type="string" calcext:value-type="string">
            <text:p>https://www.facebook.com/Prefeitura.SJP/photos/a.346639125402726/309937282346266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table:style-name="ce39" office:value-type="float" office:value="68" calcext:value-type="float">
            <text:p>6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table:formula="of:=[.E69]-[.E6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69]-([.G69]+[.I69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69]/[.E69]" office:value-type="percentage" office:value="0.0310077519379845" calcext:value-type="percentage">
            <text:p>3,10%</text:p>
          </table:table-cell>
          <table:table-cell office:value-type="string" calcext:value-type="string">
            <text:p>https://www.facebook.com/Prefeitura.SJP/photos/a.346639125402726/310186152988045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table:style-name="ce39" office:value-type="float" office:value="69" calcext:value-type="float">
            <text:p>6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70]-([.G70]+[.I70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70]/[.E70]" office:value-type="percentage" office:value="0.0310077519379845" calcext:value-type="percentage">
            <text:p>3,10%</text:p>
          </table:table-cell>
          <table:table-cell office:value-type="string" calcext:value-type="string">
            <text:p>Repetido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08" calcext:value-type="float">
            <text:p>208</text:p>
          </table:table-cell>
          <table:table-cell table:formula="of:=[.E71]-[.E70]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([.E71]-([.G71]+[.I71]))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[.G71]/[.E71]" office:value-type="percentage" office:value="0.0192307692307692" calcext:value-type="percentage">
            <text:p>1,92%</text:p>
          </table:table-cell>
          <table:table-cell office:value-type="string" calcext:value-type="string">
            <text:p><text:a xlink:href="https://www.facebook.com/Prefeitura.SJP/photos/a.346639125402726/3106949219371689/?type=3" xlink:type="simple">https://www.facebook.com/Prefeitura.SJP/photos/a.346639125402726/3106949219371689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table:style-name="ce39" office:value-type="float" office:value="71" calcext:value-type="float">
            <text:p>7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4" calcext:value-type="float">
            <text:p>214</text:p>
          </table:table-cell>
          <table:table-cell table:formula="of:=[.E72]-[.E7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2]-[.G71]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([.E72]-([.G72]+[.I72]))" office:value-type="float" office:value="93" calcext:value-type="float">
            <text:p>9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42" calcext:value-type="float">
            <text:p>4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[.G72]/[.E72]" office:value-type="percentage" office:value="0.0233644859813084" calcext:value-type="percentage">
            <text:p>2,34%</text:p>
          </table:table-cell>
          <table:table-cell office:value-type="string" calcext:value-type="string">
            <text:p><text:a xlink:href="https://www.facebook.com/Prefeitura.SJP/photos/a.346639125402726/3109225879144023/?type=3" xlink:type="simple">https://www.facebook.com/Prefeitura.SJP/photos/a.346639125402726/3109225879144023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table:style-name="ce39" office:value-type="float" office:value="72" calcext:value-type="float">
            <text:p>7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3]-[.E7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3]-[.G72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3]-([.G73]+[.I73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[.G73]/[.E73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146154558712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table:style-name="ce39" office:value-type="float" office:value="73" calcext:value-type="float">
            <text:p>7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74]-[.G73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4]-([.G74]+[.I74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[.G74]/[.E74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452402194754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table:style-name="ce39" office:value-type="float" office:value="74" calcext:value-type="float">
            <text:p>7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38" calcext:value-type="float">
            <text:p>238</text:p>
          </table:table-cell>
          <table:table-cell table:formula="of:=[.E75]-[.E74]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G75]-[.G74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([.E75]-([.G75]+[.I75]))" office:value-type="float" office:value="90" calcext:value-type="float">
            <text:p>9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6" calcext:value-type="float">
            <text:p>6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[.G75]/[.E75]" office:value-type="percentage" office:value="0.0210084033613445" calcext:value-type="percentage">
            <text:p>2,10%</text:p>
          </table:table-cell>
          <table:table-cell office:value-type="string" calcext:value-type="string">
            <text:p>https://www.facebook.com/Prefeitura.SJP/photos/a.346639125402726/311665934173401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table:style-name="ce39" office:value-type="float" office:value="75" calcext:value-type="float">
            <text:p>7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49" calcext:value-type="float">
            <text:p>249</text:p>
          </table:table-cell>
          <table:table-cell table:formula="of:=[.E76]-[.E75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G76]-[.G75]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([.E76]-([.G76]+[.I76]))" office:value-type="float" office:value="87" calcext:value-type="float">
            <text:p>8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6]/[.E76]" office:value-type="percentage" office:value="0.0200803212851406" calcext:value-type="percentage">
            <text:p>2,01%</text:p>
          </table:table-cell>
          <table:table-cell office:value-type="string" calcext:value-type="string">
            <text:p>https://www.facebook.com/Prefeitura.SJP/photos/a.346639125402726/311967051143289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table:style-name="ce39" office:value-type="float" office:value="76" calcext:value-type="float">
            <text:p>7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2" calcext:value-type="float">
            <text:p>252</text:p>
          </table:table-cell>
          <table:table-cell table:formula="of:=[.E77]-[.E7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77]-[.G76]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formula="of:=([.E77]-([.G77]+[.I77]))" office:value-type="float" office:value="83" calcext:value-type="float">
            <text:p>8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7]/[.E77]" office:value-type="percentage" office:value="0.0277777777777778" calcext:value-type="percentage">
            <text:p>2,78%</text:p>
          </table:table-cell>
          <table:table-cell office:value-type="string" calcext:value-type="string">
            <text:p>https://www.facebook.com/Prefeitura.SJP/photos/a.346639125402726/312232351783425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table:style-name="ce39" office:value-type="float" office:value="77" calcext:value-type="float">
            <text:p>7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0" calcext:value-type="float">
            <text:p>270</text:p>
          </table:table-cell>
          <table:table-cell table:formula="of:=[.E78]-[.E77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G78]-[.G77]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formula="of:=([.E78]-([.G78]+[.I78]))" office:value-type="float" office:value="91" calcext:value-type="float">
            <text:p>9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[.G78]/[.E78]" office:value-type="percentage" office:value="0.0296296296296296" calcext:value-type="percentage">
            <text:p>2,96%</text:p>
          </table:table-cell>
          <table:table-cell office:value-type="string" calcext:value-type="string">
            <text:p>https://www.facebook.com/Prefeitura.SJP/photos/a.346639125402726/31247608942571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table:style-name="ce39" office:value-type="float" office:value="78" calcext:value-type="float">
            <text:p>7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9" calcext:value-type="float">
            <text:p>279</text:p>
          </table:table-cell>
          <table:table-cell table:formula="of:=[.E79]-[.E7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G79]-[.G78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([.E79]-([.G79]+[.I79]))" office:value-type="float" office:value="84" calcext:value-type="float">
            <text:p>8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90" calcext:value-type="float">
            <text:p>9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[.G79]/[.E79]" office:value-type="percentage" office:value="0.028673835125448" calcext:value-type="percentage">
            <text:p>2,87%</text:p>
          </table:table-cell>
          <table:table-cell office:value-type="string" calcext:value-type="string">
            <text:p>https://www.facebook.com/Prefeitura.SJP/photos/a.346639125402726/312705624736098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table:style-name="ce39" office:value-type="float" office:value="79" calcext:value-type="float">
            <text:p>7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92" calcext:value-type="float">
            <text:p>292</text:p>
          </table:table-cell>
          <table:table-cell table:formula="of:=[.E80]-[.E79]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G80]-[.G79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([.E80]-([.G80]+[.I80]))" office:value-type="float" office:value="80" calcext:value-type="float">
            <text:p>8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88" calcext:value-type="float">
            <text:p>88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[.G80]/[.E80]" office:value-type="percentage" office:value="0.0273972602739726" calcext:value-type="percentage">
            <text:p>2,74%</text:p>
          </table:table-cell>
          <table:table-cell office:value-type="string" calcext:value-type="string">
            <text:p>https://www.facebook.com/Prefeitura.SJP/photos/a.346639125402726/31296170971049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table:style-name="ce39" office:value-type="float" office:value="80" calcext:value-type="float">
            <text:p>8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22" calcext:value-type="float">
            <text:p>322</text:p>
          </table:table-cell>
          <table:table-cell table:formula="of:=[.E81]-[.E80]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G81]-[.G80]"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formula="of:=([.E81]-([.G81]+[.I81]))" office:value-type="float" office:value="88" calcext:value-type="float">
            <text:p>8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17" calcext:value-type="float">
            <text:p>11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[.G81]/[.E81]" office:value-type="percentage" office:value="0.031055900621118" calcext:value-type="percentage">
            <text:p>3,11%</text:p>
          </table:table-cell>
          <table:table-cell office:value-type="string" calcext:value-type="string">
            <text:p>https://www.facebook.com/Prefeitura.SJP/photos/a.346639125402726/31321838068482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table:style-name="ce39" office:value-type="float" office:value="81" calcext:value-type="float">
            <text:p>8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37" calcext:value-type="float">
            <text:p>337</text:p>
          </table:table-cell>
          <table:table-cell table:formula="of:=[.E82]-[.E81]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G82]-[.G81]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([.E82]-([.G82]+[.I82]))" office:value-type="float" office:value="67" calcext:value-type="float">
            <text:p>6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2" calcext:value-type="float">
            <text:p>14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[.G82]/[.E82]" office:value-type="percentage" office:value="0.029673590504451" calcext:value-type="percentage">
            <text:p>2,97%</text:p>
          </table:table-cell>
          <table:table-cell office:value-type="string" calcext:value-type="string">
            <text:p>https://www.facebook.com/Prefeitura.SJP/photos/a.346639125402726/313508224989171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table:style-name="ce39" office:value-type="float" office:value="82" calcext:value-type="float">
            <text:p>8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2" calcext:value-type="float">
            <text:p>342</text:p>
          </table:table-cell>
          <table:table-cell table:formula="of:=[.E83]-[.E82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G83]-[.G82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formula="of:=([.E83]-([.G83]+[.I83]))" office:value-type="float" office:value="62" calcext:value-type="float">
            <text:p>62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8" calcext:value-type="float">
            <text:p>138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[.G83]/[.E83]" office:value-type="percentage" office:value="0.0321637426900585" calcext:value-type="percentage">
            <text:p>3,22%</text:p>
          </table:table-cell>
          <table:table-cell office:value-type="string" calcext:value-type="string">
            <text:p><text:a xlink:href="https://www.facebook.com/Prefeitura.SJP/photos/a.346639125402726/3137551859644758/?type=3" xlink:type="simple">https://www.facebook.com/Prefeitura.SJP/photos/a.346639125402726/3137551859644758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table:style-name="ce39" office:value-type="float" office:value="83" calcext:value-type="float">
            <text:p>8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9" calcext:value-type="float">
            <text:p>349</text:p>
          </table:table-cell>
          <table:table-cell table:formula="of:=[.E84]-[.E83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G84]-[.G83]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formula="of:=([.E84]-([.G84]+[.I84]))" office:value-type="float" office:value="44" calcext:value-type="float">
            <text:p>4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24" calcext:value-type="float">
            <text:p>124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formula="of:=[.G84]/[.E84]" office:value-type="percentage" office:value="0.0343839541547278" calcext:value-type="percentage">
            <text:p>3,44%</text:p>
          </table:table-cell>
          <table:table-cell office:value-type="string" calcext:value-type="string">
            <text:p>https://www.facebook.com/Prefeitura.SJP/photos/a.346639125402726/314027911270536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table:style-name="ce39" office:value-type="float" office:value="84" calcext:value-type="float">
            <text:p>8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0" calcext:value-type="float">
            <text:p>350</text:p>
          </table:table-cell>
          <table:table-cell table:formula="of:=[.E85]-[.E8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85]-[.G84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([.E85]-([.G85]+[.I85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5" calcext:value-type="float">
            <text:p>13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[.G85]/[.E85]" office:value-type="percentage" office:value="0.0342857142857143" calcext:value-type="percentage">
            <text:p>3,43%</text:p>
          </table:table-cell>
          <table:table-cell office:value-type="string" calcext:value-type="string">
            <text:p>https://www.facebook.com/Prefeitura.SJP/photos/a.346639125402726/314256566914337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table:style-name="ce39" office:value-type="float" office:value="85" calcext:value-type="float">
            <text:p>8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64" calcext:value-type="float">
            <text:p>364</text:p>
          </table:table-cell>
          <table:table-cell table:formula="of:=[.E86]-[.E85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G86]-[.G85]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([.E86]-([.G86]+[.I86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9" calcext:value-type="float">
            <text:p>149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[.G86]/[.E86]" office:value-type="percentage" office:value="0.032967032967033" calcext:value-type="percentage">
            <text:p>3,30%</text:p>
          </table:table-cell>
          <table:table-cell office:value-type="string" calcext:value-type="string">
            <text:p>https://www.facebook.com/Prefeitura.SJP/photos/a.346639125402726/314539690886025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table:style-name="ce39" office:value-type="float" office:value="86" calcext:value-type="float">
            <text:p>8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79" calcext:value-type="float">
            <text:p>379</text:p>
          </table:table-cell>
          <table:table-cell table:formula="of:=[.E87]-[.E86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G87]-[.G86]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formula="of:=([.E87]-([.G87]+[.I87]))" office:value-type="float" office:value="41" calcext:value-type="float">
            <text:p>4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1" calcext:value-type="float">
            <text:p>14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[.G87]/[.E87]" office:value-type="percentage" office:value="0.0316622691292876" calcext:value-type="percentage">
            <text:p>3,17%</text:p>
          </table:table-cell>
          <table:table-cell office:value-type="string" calcext:value-type="string">
            <text:p>https://www.facebook.com/Prefeitura.SJP/photos/a.346639125402726/314744176532243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table:style-name="ce39" office:value-type="float" office:value="87" calcext:value-type="float">
            <text:p>8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06" calcext:value-type="float">
            <text:p>406</text:p>
          </table:table-cell>
          <table:table-cell table:formula="of:=[.E88]-[.E87]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G88]-[.G87]"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table:formula="of:=([.E88]-([.G88]+[.I88]))" office:value-type="float" office:value="45" calcext:value-type="float">
            <text:p>4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1" calcext:value-type="float">
            <text:p>13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[.G88]/[.E88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1501414717191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table:style-name="ce39" office:value-type="float" office:value="88" calcext:value-type="float">
            <text:p>8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7" calcext:value-type="float">
            <text:p>437</text:p>
          </table:table-cell>
          <table:table-cell table:formula="of:=[.E89]-[.E88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G89]-[.G88]"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formula="of:=([.E89]-([.G89]+[.I89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[.G89]/[.E89]" office:value-type="percentage" office:value="0.0366132723112128" calcext:value-type="percentage">
            <text:p>3,66%</text:p>
          </table:table-cell>
          <table:table-cell office:value-type="string" calcext:value-type="string">
            <text:p>https://www.facebook.com/Prefeitura.SJP/photos/a.346639125402726/31529235581075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table:style-name="ce39" office:value-type="float" office:value="89" calcext:value-type="float">
            <text:p>8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9" calcext:value-type="float">
            <text:p>449</text:p>
          </table:table-cell>
          <table:table-cell table:formula="of:=[.E90]-[.E89]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G90]-[.G89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formula="of:=([.E90]-([.G90]+[.I90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[.G90]/[.E90]" office:value-type="percentage" office:value="0.0356347438752784" calcext:value-type="percentage">
            <text:p>3,56%</text:p>
          </table:table-cell>
          <table:table-cell office:value-type="string" calcext:value-type="string">
            <text:p>https://www.facebook.com/Prefeitura.SJP/photos/a.346639125402726/315558485117479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table:style-name="ce39" office:value-type="float" office:value="90" calcext:value-type="float">
            <text:p>9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0" calcext:value-type="float">
            <text:p>470</text:p>
          </table:table-cell>
          <table:table-cell table:formula="of:=[.E91]-[.E90]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G91]-[.G90]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formula="of:=([.E91]-([.G91]+[.I91]))" office:value-type="float" office:value="68" calcext:value-type="float">
            <text:p>6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79" calcext:value-type="float">
            <text:p>179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formula="of:=[.G91]/[.E91]" office:value-type="percentage" office:value="0.0340425531914894" calcext:value-type="percentage">
            <text:p>3,40%</text:p>
          </table:table-cell>
          <table:table-cell office:value-type="string" calcext:value-type="string">
            <text:p>https://www.facebook.com/Prefeitura.SJP/photos/a.346639125402726/31583654742300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table:style-name="ce39" office:value-type="float" office:value="91" calcext:value-type="float">
            <text:p>9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88" calcext:value-type="float">
            <text:p>488</text:p>
          </table:table-cell>
          <table:table-cell table:formula="of:=[.E92]-[.E91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G92]-[.G91]"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table:formula="of:=([.E92]-([.G92]+[.I92]))" office:value-type="float" office:value="69" calcext:value-type="float">
            <text:p>69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67" calcext:value-type="float">
            <text:p>167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[.G92]/[.E92]" office:value-type="percentage" office:value="0.0368852459016393" calcext:value-type="percentage">
            <text:p>3,69%</text:p>
          </table:table-cell>
          <table:table-cell office:value-type="string" calcext:value-type="string">
            <text:p>https://www.facebook.com/Prefeitura.SJP/photos/a.346639125402726/31612460939420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table:style-name="ce39" office:value-type="float" office:value="92" calcext:value-type="float">
            <text:p>9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2" calcext:value-type="float">
            <text:p>492</text:p>
          </table:table-cell>
          <table:table-cell table:formula="of:=[.E93]-[.E92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G93]-[.G92]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formula="of:=([.E93]-([.G93]+[.I93]))" office:value-type="float" office:value="65" calcext:value-type="float">
            <text:p>6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52" calcext:value-type="float">
            <text:p>152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[.G93]/[.E93]" office:value-type="percentage" office:value="0.0365853658536585" calcext:value-type="percentage">
            <text:p>3,66%</text:p>
          </table:table-cell>
          <table:table-cell office:value-type="string" calcext:value-type="string">
            <text:p>https://www.facebook.com/Prefeitura.SJP/photos/a.346639125402726/316374696702524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table:style-name="ce39" office:value-type="float" office:value="93" calcext:value-type="float">
            <text:p>9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9" calcext:value-type="float">
            <text:p>499</text:p>
          </table:table-cell>
          <table:table-cell table:formula="of:=[.E94]-[.E93]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G94]-[.G93]"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table:formula="of:=([.E94]-([.G94]+[.I94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225" calcext:value-type="float">
            <text:p>225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[.G94]/[.E94]" office:value-type="percentage" office:value="0.0420841683366734" calcext:value-type="percentage">
            <text:p>4,21%</text:p>
          </table:table-cell>
          <table:table-cell office:value-type="string" calcext:value-type="string">
            <text:p>https://www.facebook.com/Prefeitura.SJP/photos/a.346639125402726/316621526677841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table:style-name="ce39" office:value-type="float" office:value="94" calcext:value-type="float">
            <text:p>9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09" calcext:value-type="float">
            <text:p>509</text:p>
          </table:table-cell>
          <table:table-cell table:formula="of:=[.E95]-[.E94]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G95]-[.G94]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formula="of:=([.E95]-([.G95]+[.I95]))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5]/[.E95]" office:value-type="percentage" office:value="0.0412573673870334" calcext:value-type="percentage">
            <text:p>4,13%</text:p>
          </table:table-cell>
          <table:table-cell office:value-type="string" calcext:value-type="string">
            <text:p>https://www.facebook.com/Prefeitura.SJP/photos/a.346639125402726/316910892648905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table:style-name="ce39" office:value-type="float" office:value="95" calcext:value-type="float">
            <text:p>9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17" calcext:value-type="float">
            <text:p>517</text:p>
          </table:table-cell>
          <table:table-cell table:formula="of:=[.E96]-[.E95]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G96]-[.G95]"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table:formula="of:=([.E96]-([.G96]+[.I96]))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6]/[.E96]" office:value-type="percentage" office:value="0.04642166344294" calcext:value-type="percentage">
            <text:p>4,64%</text:p>
          </table:table-cell>
          <table:table-cell office:value-type="string" calcext:value-type="string">
            <text:p>https://www.facebook.com/Prefeitura.SJP/photos/a.346639125402726/317147079625286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table:style-name="ce39" office:value-type="float" office:value="96" calcext:value-type="float">
            <text:p>9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68" calcext:value-type="float">
            <text:p>568</text:p>
          </table:table-cell>
          <table:table-cell table:formula="of:=[.E97]-[.E96]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[.G97]-[.G96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formula="of:=([.E97]-([.G97]+[.I97]))"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7]/[.E97]" office:value-type="percentage" office:value="0.0440140845070423" calcext:value-type="percentage">
            <text:p>4,40%</text:p>
          </table:table-cell>
          <table:table-cell office:value-type="string" calcext:value-type="string">
            <text:p>https://www.facebook.com/Prefeitura.SJP/photos/a.346639125402726/317448162928511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table:style-name="ce39" office:value-type="float" office:value="97" calcext:value-type="float">
            <text:p>9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2" calcext:value-type="float">
            <text:p>582</text:p>
          </table:table-cell>
          <table:table-cell table:formula="of:=[.E98]-[.E97]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G98]-[.G97]"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table:formula="of:=([.E98]-([.G98]+[.I98]))"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8]/[.E98]" office:value-type="percentage" office:value="0.0463917525773196" calcext:value-type="percentage">
            <text:p>4,64%</text:p>
          </table:table-cell>
          <table:table-cell office:value-type="string" calcext:value-type="string">
            <text:p>https://www.facebook.com/Prefeitura.SJP/photos/a.346639125402726/317730570233604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table:style-name="ce39" office:value-type="float" office:value="98" calcext:value-type="float">
            <text:p>9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99]-[.E98]" office:value-type="float" office:value="-582" calcext:value-type="float">
            <text:p>-582</text:p>
          </table:table-cell>
          <table:table-cell/>
          <table:table-cell table:formula="of:=[.G99]-[.G98]" office:value-type="float" office:value="-27" calcext:value-type="float">
            <text:p>-27</text:p>
          </table:table-cell>
          <table:table-cell/>
          <table:table-cell table:formula="of:=([.E99]-([.G99]+[.I99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9]/[.E9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table:style-name="ce39" office:value-type="float" office:value="99" calcext:value-type="float">
            <text:p>9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G100]-[.G99]" office:value-type="float" office:value="0" calcext:value-type="float">
            <text:p>0</text:p>
          </table:table-cell>
          <table:table-cell/>
          <table:table-cell table:formula="of:=([.E100]-([.G100]+[.I100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0]/[.E10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table:style-name="ce39" office:value-type="float" office:value="100" calcext:value-type="float">
            <text:p>10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G101]-[.G100]" office:value-type="float" office:value="0" calcext:value-type="float">
            <text:p>0</text:p>
          </table:table-cell>
          <table:table-cell/>
          <table:table-cell table:formula="of:=([.E101]-([.G101]+[.I101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1]/[.E10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table:style-name="ce39" office:value-type="float" office:value="101" calcext:value-type="float">
            <text:p>10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G102]-[.G101]" office:value-type="float" office:value="0" calcext:value-type="float">
            <text:p>0</text:p>
          </table:table-cell>
          <table:table-cell/>
          <table:table-cell table:formula="of:=([.E102]-([.G102]+[.I102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2]/[.E10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table:style-name="ce39" office:value-type="float" office:value="102" calcext:value-type="float">
            <text:p>10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table:style-name="ce39" office:value-type="float" office:value="103" calcext:value-type="float">
            <text:p>10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table:style-name="ce39" office:value-type="float" office:value="104" calcext:value-type="float">
            <text:p>10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table:style-name="ce39" office:value-type="float" office:value="105" calcext:value-type="float">
            <text:p>10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table:style-name="ce39" office:value-type="float" office:value="106" calcext:value-type="float">
            <text:p>10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table:style-name="ce39" office:value-type="float" office:value="107" calcext:value-type="float">
            <text:p>10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table:style-name="ce39" office:value-type="float" office:value="108" calcext:value-type="float">
            <text:p>10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table:style-name="ce39" office:value-type="float" office:value="109" calcext:value-type="float">
            <text:p>10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table:style-name="ce39" office:value-type="float" office:value="110" calcext:value-type="float">
            <text:p>1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table:style-name="ce39" office:value-type="float" office:value="111" calcext:value-type="float">
            <text:p>1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table:style-name="ce39" office:value-type="float" office:value="112" calcext:value-type="float">
            <text:p>1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table:style-name="ce39" office:value-type="float" office:value="113" calcext:value-type="float">
            <text:p>1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table:style-name="ce39" office:value-type="float" office:value="114" calcext:value-type="float">
            <text:p>1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 table:style-name="ce39" office:value-type="float" office:value="115" calcext:value-type="float">
            <text:p>1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 table:style-name="ce39" office:value-type="float" office:value="116" calcext:value-type="float">
            <text:p>1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 table:style-name="ce39" office:value-type="float" office:value="117" calcext:value-type="float">
            <text:p>1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 table:style-name="ce39" office:value-type="float" office:value="118" calcext:value-type="float">
            <text:p>1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 table:style-name="ce39" office:value-type="float" office:value="119" calcext:value-type="float">
            <text:p>1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 table:style-name="ce39" office:value-type="float" office:value="120" calcext:value-type="float">
            <text:p>1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 table:style-name="ce39" office:value-type="float" office:value="121" calcext:value-type="float">
            <text:p>1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 table:style-name="ce39" office:value-type="float" office:value="122" calcext:value-type="float">
            <text:p>1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 table:style-name="ce39" office:value-type="float" office:value="123" calcext:value-type="float">
            <text:p>1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 table:style-name="ce39" office:value-type="float" office:value="124" calcext:value-type="float">
            <text:p>1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 table:style-name="ce39" office:value-type="float" office:value="125" calcext:value-type="float">
            <text:p>1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 table:style-name="ce39" office:value-type="float" office:value="126" calcext:value-type="float">
            <text:p>1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 table:style-name="ce39" office:value-type="float" office:value="127" calcext:value-type="float">
            <text:p>1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 table:style-name="ce39" office:value-type="float" office:value="128" calcext:value-type="float">
            <text:p>1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 table:style-name="ce39" office:value-type="float" office:value="129" calcext:value-type="float">
            <text:p>1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 table:style-name="ce39" office:value-type="float" office:value="130" calcext:value-type="float">
            <text:p>1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 table:style-name="ce39" office:value-type="float" office:value="131" calcext:value-type="float">
            <text:p>1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 table:style-name="ce39" office:value-type="float" office:value="132" calcext:value-type="float">
            <text:p>1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 table:style-name="ce39" office:value-type="float" office:value="133" calcext:value-type="float">
            <text:p>1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 table:style-name="ce39" office:value-type="float" office:value="134" calcext:value-type="float">
            <text:p>1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 table:style-name="ce39" office:value-type="float" office:value="135" calcext:value-type="float">
            <text:p>1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 table:style-name="ce39" office:value-type="float" office:value="136" calcext:value-type="float">
            <text:p>1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 table:style-name="ce39" office:value-type="float" office:value="137" calcext:value-type="float">
            <text:p>1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 table:style-name="ce39" office:value-type="float" office:value="138" calcext:value-type="float">
            <text:p>1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 table:style-name="ce39" office:value-type="float" office:value="139" calcext:value-type="float">
            <text:p>1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 table:style-name="ce39" office:value-type="float" office:value="140" calcext:value-type="float">
            <text:p>1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 table:style-name="ce39" office:value-type="float" office:value="141" calcext:value-type="float">
            <text:p>1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 table:style-name="ce39" office:value-type="float" office:value="142" calcext:value-type="float">
            <text:p>1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 table:style-name="ce39" office:value-type="float" office:value="143" calcext:value-type="float">
            <text:p>1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 table:style-name="ce39" office:value-type="float" office:value="144" calcext:value-type="float">
            <text:p>1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 table:style-name="ce39" office:value-type="float" office:value="145" calcext:value-type="float">
            <text:p>1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 table:style-name="ce39" office:value-type="float" office:value="146" calcext:value-type="float">
            <text:p>1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 table:style-name="ce39" office:value-type="float" office:value="147" calcext:value-type="float">
            <text:p>1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 table:style-name="ce39" office:value-type="float" office:value="148" calcext:value-type="float">
            <text:p>1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 table:style-name="ce39" office:value-type="float" office:value="149" calcext:value-type="float">
            <text:p>1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 table:style-name="ce39" office:value-type="float" office:value="150" calcext:value-type="float">
            <text:p>1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 table:style-name="ce39" office:value-type="float" office:value="151" calcext:value-type="float">
            <text:p>1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 table:style-name="ce39" office:value-type="float" office:value="152" calcext:value-type="float">
            <text:p>1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 table:style-name="ce39" office:value-type="float" office:value="153" calcext:value-type="float">
            <text:p>1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 table:style-name="ce39" office:value-type="float" office:value="154" calcext:value-type="float">
            <text:p>1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 table:style-name="ce39" office:value-type="float" office:value="155" calcext:value-type="float">
            <text:p>1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 table:style-name="ce39" office:value-type="float" office:value="156" calcext:value-type="float">
            <text:p>1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/>
          <table:table-cell table:style-name="ce39" office:value-type="float" office:value="157" calcext:value-type="float">
            <text:p>157</text:p>
          </table:table-cell>
          <table:table-cell table:number-columns-repeated="33"/>
        </table:table-row>
        <table:table-row table:style-name="ro2" table:number-rows-repeated="1048417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grafico_30_05_2020" table:style-name="ta1">
        <table:shapes>
          <draw:frame draw:z-index="0" draw:style-name="gr1" draw:text-style-name="P1" svg:width="296.55mm" svg:height="161.5mm" svg:x="54.51mm" svg:y="35.59mm">
            <draw:object draw:notify-on-update-of-ranges="grafico_30_05_2020.A2:grafico_30_05_2020.A2 grafico_30_05_2020.A3:grafico_30_05_2020.A69 grafico_30_05_2020.B2:grafico_30_05_2020.B2 grafico_30_05_2020.B3:grafico_30_05_2020.B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9:27:59.6188583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6-28T19:29:05.828886732</dc:date>
    <meta:editing-duration>P8DT7H4M51S</meta:editing-duration>
    <meta:editing-cycles>122</meta:editing-cycles>
    <meta:generator>LibreOffice/6.1.5.2$Linux_X86_64 LibreOffice_project/10$Build-2</meta:generator>
    <meta:document-statistic meta:table-count="2" meta:cell-count="2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30_05_2020.A2:grafico_30_05_2020.B69" chart:data-source-has-labels="both" svg:x="0.593cm" svg:y="0.323cm" svg:width="27.53cm" svg:height="15.505cm">
          <chartooo:coordinate-region svg:x="1.397cm" svg:y="0.522cm" svg:width="26.723cm" svg:height="14.659cm"/>
          <chart:axis chart:dimension="x" chart:name="primary-x" chart:style-name="ch4" chartooo:axis-type="auto">
            <chartooo:date-scale/>
            <chart:categories table:cell-range-address="grafico_30_05_2020.A3:grafico_30_05_2020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30_05_2020.B3:grafico_30_05_2020.B69" chart:label-cell-address="grafico_30_05_2020.B2:grafico_30_05_2020.B2" chart:class="chart:bar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30_05_2020.B2:grafico_30_05_2020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30_05_2020.A3:grafico_30_05_2020.A69</svg:desc>
                </draw:g>
              </table:table-cell>
              <table:table-cell office:value-type="float" office:value="0">
                <text:p>0</text:p>
                <draw:g>
                  <svg:desc>grafico_30_05_2020.B3:grafico_30_05_2020.B69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